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
      <text:p text:style-name="P2"><text:span text:style-name="T1">A-kan   |  2020.08.02 02:14   |   </text:span><text:a xlink:type="simple" xlink:href="http://palinfo.habago.org/Entry?Command=Information_PrintForum&amp;iPage=1#FORUM39887"><text:span text:style-name="T2">#</text:span></text:a></text:p>
      <text:p text:style-name="P3"><text:span text:style-name="T1">從輔，謝謝你~~</text:span></text:p>
      <text:p text:style-name="P2"><text:span text:style-name="T1">陳真   |  2020.08.02 00:45   |   </text:span><text:a xlink:type="simple" xlink:href="http://palinfo.habago.org/Entry?Command=Information_PrintForum&amp;iPage=1#FORUM39885"><text:span text:style-name="T2">#</text:span></text:a></text:p>
      <text:p text:style-name="P4"><text:span text:style-name="T1">(續)</text:span><text:span text:style-name="T3"><text:line-break/><text:line-break/></text:span><text:span text:style-name="T1">講傻話很容易，但是要回應傻話卻幾乎不可能，因為那等於是要從頭、大手牽小手從ㄅㄆㄇㄈ慢慢開始教起。</text:span><text:span text:style-name="T3"><text:line-break/><text:line-break/></text:span><text:span text:style-name="T1">戒嚴令底下，聚眾抗議者，"惟一死刑"。惟一死刑的意思是說，除死刑之外，沒有其它任何選擇，必須一概槍斃。在戒嚴令下，好多足以判死刑或惟一死刑的規定，數不清，真的是 "偶語棄市，文字成獄"，翻成白話文就是連兩人私下講悄悄話，或是私下寫幾個字，居然也會出人命；也許你講到 "光頭" 這兩個字，原本當和尚的朱元璋就生氣了，要殺你全家了。</text:span><text:span text:style-name="T3"><text:line-break/><text:line-break/></text:span><text:span text:style-name="T1">我常提起一事，我們家開電影院，小時候家裏有個畫電影看板的小學徒，18歲都還不到。每年10月31日，蔣總統誕辰紀念日那天，依規定，每家電影院都要掛出大紅布條恭祝蔣公生日。我們家電影院那位學徒，書沒念好，常寫錯字，竟然把總統的 "總" 字右邊那一半寫成 "鬼" 字，寫成蔣 "糸鬼" 統。這下闖大禍了，馬上被抓，打到吐血；要不是我父母幫忙奔走營救，小命保不保得住都還不一定。</text:span><text:span text:style-name="T3"><text:line-break/><text:line-break/></text:span><text:span text:style-name="T1">戒嚴就是這麼回事。所謂戒嚴，往往只是短暫的緊急措施。但是，台灣戒嚴之漫長，卻被列入金氏世界紀錄，長達38年；在美國的撐腰下，動不動就抓就關就殺，大約有14萬個政治案件。我加入黨外幹的第一件事，就是反戒嚴，等於是提著頭生活，心態上與亡命之徒無異，我根本不知道自己還有沒有明天。</text:span><text:span text:style-name="T3"><text:line-break/><text:line-break/></text:span><text:span text:style-name="T1">在那個年代，別說反戒嚴，就連一點點無關緊要的雞毛蒜皮事，都足以讓你家破人亡；甚至有人喝咖啡不小心打翻，弄髒桌上報紙，而且恰好弄髒了蔣介石的照片，經人密報，便逮捕入獄刑求，要查你究竟是何居心，膽敢弄髒蔣公照片。</text:span><text:span text:style-name="T3"><text:line-break/><text:line-break/></text:span><text:span text:style-name="T1">因此，當年反戒嚴是很可怕的，你得要有 "不要命" 的打算與心理準備。</text:span><text:span text:style-name="T3"><text:line-break/><text:line-break/></text:span><text:span text:style-name="T1">但是你知道嗎？根據當時的民意調查，幾乎百分之九十八、九十九的人，認為戒嚴對他的生活根本沒有影響，甚至絕大多數人認為那是一項 "德政"，必須感謝國民黨政府，感謝蔣家。特別是年輕人或大學生，更是如此，幾乎全部是國民黨的鐵桿支持者。你幾乎不可能在校園找到一個反戒嚴的人。</text:span><text:span text:style-name="T3"><text:line-break/><text:line-break/></text:span><text:span text:style-name="T1">你一定會以為大家敢怒不敢言，完全不是，一般人不但沒有怒，而且好崇拜好支持國民黨呢！美國當時更是把蔣公捧成 "世界民主的燈塔"。</text:span><text:span text:style-name="T3"><text:line-break/><text:line-break/></text:span><text:span text:style-name="T1">大學時，班上有幾個對我還不錯、還不至於到厭惡或仇視地步的同學，有一天，很不解地問我說，為什麼我要搞什麼反戒嚴？他們說："戒嚴有什麼不好？戒嚴有影響了你的學業或生活嗎？如果你不是想做壞事，怎麼會想要廢除戒嚴？"</text:span><text:span text:style-name="T3"><text:line-break/><text:line-break/></text:span><text:span text:style-name="T1">這樣一些質問，應該就是當時所有年輕人甚至幾乎所有人的心聲。</text:span><text:span text:style-name="T3"><text:line-break/><text:line-break/></text:span><text:span text:style-name="T1">也許你會說，國民黨統治台灣數十年，不是製造了十四萬個政治案件嗎？可是，十四萬算什麼？台灣當時有一千八百萬人，十四萬只是極少數，連百分之一都不到，百分之九十九的人根本無感。</text:span><text:span text:style-name="T3"><text:line-break/><text:line-break/></text:span><text:span text:style-name="T1">也就是說，經歷過所謂白色恐怖年代的人，絕大多數人的生活很可能一點都不恐怖。這很正常，但是，我們卻不是從人們的私人生活感受來理解白色恐怖。</text:span><text:span text:style-name="T3"><text:line-break/><text:line-break/></text:span><text:span text:style-name="T1">我講這些只是想說，哪有人會因為自己在哪個地方住了幾年，然後就根據自己的生活感受來理解一個國家的外交政策與文化屬性？就算是內政，你也不能用這麼幼稚的方式來理解啊。就好像你如果要討論戒嚴的問題，怎麼會是根據你自己的生活感受來理解呢？你應該討論長達38年的戒嚴對於政治與經濟發展、文化與社會民生及基本權利或基本人權的影響啊，怎麼會是根據自己的生活感受來理解問題呢？怎麼能說只有萬分之一的人因為戒嚴被抓，死掉的人比被雷公打死的人還少，因此認定戒嚴不嚴重？這樣一種理解方式，不是很八卦很可笑嗎？</text:span><text:span text:style-name="T3"><text:line-break/><text:line-break/></text:span><text:span text:style-name="T1">美國現在應該大約有456萬個新冠肺炎病例，很可怕對不對，人家大陸才8萬個病例。可是，難道你以為美國人現在個個活在煉獄之中？絕對不是。大多數美國人恐怕根本無感，甚至感受不到這個問題的存在。難道你可以因為這些美國人根本無感，然後就說美國新冠肺炎問題根本不嚴重？哪有這麼幼稚的理解問題方式？太可笑了吧。這樣你聽懂我的意思吧？</text:span><text:span text:style-name="T3"><text:line-break/><text:line-break/></text:span><text:span text:style-name="T1">依照你的理解方式，澳洲哪有什麼原住民問題？澳洲原住民每天跳舞唱歌很開心啊！可是，有人是這樣子理解問題的嗎？</text:span></text:p>
      <text:p text:style-name="P2"><text:span text:style-name="T1">陈默   |  2020.08.01 20:38   |   </text:span><text:a xlink:type="simple" xlink:href="http://palinfo.habago.org/Entry?Command=Information_PrintForum&amp;iPage=1#FORUM39883"><text:span text:style-name="T2">#</text:span></text:a></text:p>
      <text:p text:style-name="P3"><text:span text:style-name="T1">不要搞了，澳洲反华是政治正确，前些时候不是有个议员帮中国说了一句实话，结果是警方对他家进行了搜查，说他是中国间谍，这所谓的民主国家不是个笑话吗。</text:span></text:p>
      <text:p text:style-name="P2"><text:span text:style-name="T1">陳真   |  2020.08.01 15:37   |   </text:span><text:a xlink:type="simple" xlink:href="http://palinfo.habago.org/Entry?Command=Information_PrintForum&amp;iPage=1#FORUM39882"><text:span text:style-name="T2">#</text:span></text:a></text:p>
      <text:p text:style-name="P4"><text:span text:style-name="T1">同學，</text:span><text:span text:style-name="T3"><text:line-break/><text:line-break/></text:span><text:span text:style-name="T1">把你講的話，套用在全世界任何一個國家或地區，絕對完全都能適用。太幼稚了，怎麼會這樣看事情呢？</text:span><text:span text:style-name="T3"><text:line-break/><text:line-break/></text:span><text:span text:style-name="T1">比方說，套用在台灣，台灣哪有反中？大陸人來台灣吃喝玩樂，肯定很爽的，說不定還賓至如歸呢。</text:span><text:span text:style-name="T3"><text:line-break/><text:line-break/></text:span><text:span text:style-name="T1">日本我也很熟，我是三個日本人的舅舅呢。套用在日本則是，日本哪有反華？哪有百分之八十的日本人討厭華人？亂講！日本人好有禮貌呢！</text:span><text:span text:style-name="T3"><text:line-break/><text:line-break/></text:span><text:span text:style-name="T1">英國我更熟透了，套用在英國則是，英國人個個好紳士好淑女呢，看到人都微微笑呢，哪有種族歧視？哪有三分之二的英國人承認自己有種族歧視心態？報紙亂寫的。</text:span><text:span text:style-name="T3"><text:line-break/><text:line-break/></text:span><text:span text:style-name="T1">套用在美國更沒問題，美國人好熱情的，遠遠走來看見陌生人都還會說哈囉呢。我曾經去美國開會，在路邊還被一個美國小妞搭訕，邀我一起喝可樂，邊喝邊聊，聊到一半還說腿酸，竟然想把大腿直接架在我肩上，哪有反華？哪有種族歧視？而且，美國到處是反對川普政府或反資本主義的抗議，英國更多了，到處反美反侵略示威。</text:span><text:span text:style-name="T3"><text:line-break/><text:line-break/></text:span><text:span text:style-name="T1">你覺得這樣看事情不會太幼稚嗎？澳洲都五眼聯盟了，還不夠挺美反中嗎？你應該看的是一個國家的各種政治經濟文化媒體與社會運作及其社會權力結構等等等，從而做出各種判斷，而不是以自己去澳洲住了幾年的私人經驗來理解與之無關的國際政治問題或族群議題。照你的經驗，澳洲的原住民應該很幸福囉？</text:span><text:span text:style-name="T3"><text:line-break/><text:line-break/></text:span><text:span text:style-name="T1">巴勒網的搜尋功能不甚理想，但勉強可用，就在右上角。很多東西我就不再贅述，有興趣者自己找吧。</text:span><text:span text:style-name="T3"><text:line-break/><text:line-break/></text:span><text:span text:style-name="T1">差不多二十年前，我在一個哲學論壇上得罪了一群台灣腦殘哲學家。現在個個肯定是什麼大教授了，但腦殘本質不會改變。記得當時其中有一位，說要考我維根斯坦。我看到題目後真的嚇一跳。題目我不太記得了，只記得題目的等級。那就好像有人說要考莫札特懂不懂音樂，然後考他會不會彈 "小星星" 一樣嚇人。</text:span><text:span text:style-name="T3"><text:line-break/><text:line-break/></text:span><text:span text:style-name="T1">我要說的是，反駁或質疑是好的，但是要有病識感，程度上要對等。差太遠是談不來的。</text:span><text:span text:style-name="T3"><text:line-break/><text:line-break/></text:span><text:span text:style-name="T1">理解或學習任何一種東西，都需要時間、熱情和努力。你必須憑著永不磨滅的熱情，長期付出極大量的時間和數十年如一日的努力，然後也許你才有可能對某些東西產生真實的理解。然後，你最好只講出你所懂的百分之一。這樣的話，你就比較不會犯錯了。</text:span><text:span text:style-name="T3"><text:line-break/><text:line-break/></text:span><text:span text:style-name="T1">知識如此，非知識也一樣。我曾舉一例，大約二十年前，我寫過一篇文字流傳非常廣，就像捅了馬蜂窩一樣，得罪台灣整個社運界。我那篇文章叫做 "說點社運的風涼話"。</text:span><text:span text:style-name="T3"><text:line-break/><text:line-break/></text:span><text:span text:style-name="T1">寫完之後，有個陌生人寫信來ggyy，說我只會說風涼話，什麼也沒做。我問他，那你做了什麼？他回信很驕傲地說他是環保團體的志工幹部。我跟他說：你不知道我是台灣環保聯盟的創辦人之一嗎？</text:span><text:span text:style-name="T3"><text:line-break/><text:line-break/></text:span><text:span text:style-name="T1">這個例子的道理也一樣，很多東西不對等，但是人們卻往往以為彼此之間是對等的。我的意思是說，形成一種理解，並非一朝一夕，除了經驗與知識，除了熱情與行動，它還需要一種東西，叫做生命。你得必須 "那麼活"，然後才有可能 "那麼說話"，"那麼理解"。荷索說，"我就是我的電影"。我大約也能說，我就是我的話，我的文字，我的思想。</text:span><text:span text:style-name="T3"><text:line-break/><text:line-break/></text:span><text:span text:style-name="T1">並非說如此一來所言所行所思必然為真，而是說，如此一來所言所行所思方才取得它應有的意義。這時候，當你要批評或反駁什麼時，你得明白，你究竟是在一種什麼樣的層次和等級上進行議論，然而別人事實上很可能並不是在那樣一個層次上；就好像你不能考莫札特會不會彈小星星一樣，這不是他會或不會、懂或不懂、對或不對的問題，而是某種生命事物上的不對等。南轅北轍，差太遠了。</text:span><text:span text:style-name="T3"><text:line-break/><text:line-break/></text:span><text:span text:style-name="T1">我教我五歲的女兒英文，她不受教，說自己英文 "已經都學完了"。我說 "英文學得完嗎？" 她說:"我會念ABCDEFG"。我問她，"然後呢？" 她說，"然後就沒有了啊"。我說："妳以為學英文就只是學ABCDEFG嗎？"</text:span><text:span text:style-name="T3"><text:line-break/><text:line-break/></text:span><text:span text:style-name="T1">後來，她對我居然真的懂ABCDEFGHIKL...，感到很驚訝，說 "把拔好厲害"。</text:span><text:span text:style-name="T3"><text:line-break/><text:line-break/></text:span><text:span text:style-name="T1">這故事是說，我只說我懂的東西之千百分之一，從不信口開河，至少 ABCDEFG我還是教得來的；我也不至於笨到連怎麼求知或是連自己懂或不懂什麼東西都搞不清楚。</text:span></text:p>
      <text:p text:style-name="P2"><text:span text:style-name="T1">Crystal   |  2020.08.01 14:28   |   </text:span><text:a xlink:type="simple" xlink:href="http://palinfo.habago.org/Entry?Command=Information_PrintForum&amp;iPage=1#FORUM39881"><text:span text:style-name="T2">#</text:span></text:a></text:p>
      <text:p text:style-name="P3"><text:span text:style-name="T1">陳真您好</text:span><text:span text:style-name="T3"><text:line-break/></text:span><text:span text:style-name="T1">我一直在看巴勒網看了很多年，深受不少啟發，但不敢冒昧留言</text:span><text:span text:style-name="T3"><text:line-break/></text:span><text:span text:style-name="T1">近年因為移居澳洲墨爾本，又因偶爾會在巴勒網上看到有關澳洲的敘述</text:span><text:span text:style-name="T3"><text:line-break/></text:span><text:span text:style-name="T1">有些事情實在忍不住想說明一下真實情況</text:span><text:span text:style-name="T3"><text:line-break/><text:line-break/></text:span><text:span text:style-name="T1">澳洲身為五眼聯盟之一，人口太少，國防靠美國，所以無法擺脫美國控制</text:span><text:span text:style-name="T3"><text:line-break/></text:span><text:span text:style-name="T1">但地緣上比較接近亞洲圈，並且中美是澳洲兩大經濟貿易對象</text:span><text:span text:style-name="T3"><text:line-break/></text:span><text:span text:style-name="T1">所以澳洲實際上是並不想選邊站的</text:span><text:span text:style-name="T3"><text:line-break/></text:span><text:span text:style-name="T1">前陣子聯邦政府也有發言說，要在兩大貿易對象中宣布倒向其中一方是很蠢的事情</text:span><text:span text:style-name="T3"><text:line-break/></text:span><text:span text:style-name="T1">但是美國會強硬要求，於是澳洲採用的是陽奉陰違的方法</text:span><text:span text:style-name="T3"><text:line-break/></text:span><text:span text:style-name="T1">例如中美貿易戰開打時，美國要求澳洲不得和中方簽貿易協定</text:span><text:span text:style-name="T3"><text:line-break/></text:span><text:span text:style-name="T1">於是澳洲"國家"沒簽，但是各"州政府"各自都簽了</text:span><text:span text:style-name="T3"><text:line-break/></text:span><text:span text:style-name="T1">前陣子美國不高興又點名澳洲，於是總理口頭上譴責簽最多一帶一路協議的維多利亞州長</text:span><text:span text:style-name="T3"><text:line-break/></text:span><text:span text:style-name="T1">州長回應：這些協議是聯邦政府審核通過的，然後聯邦政府沒回應也沒有任何實質反中行為</text:span><text:span text:style-name="T3"><text:line-break/></text:span><text:span text:style-name="T1">最近則是先前於WHO，美國逼迫澳洲提出針對大陸的新冠病毒調查案</text:span><text:span text:style-name="T3"><text:line-break/></text:span><text:span text:style-name="T1">而澳洲提完後卻沒有投自己提的案，跑去支持法國提出的真中立調查，全世界一百多國含大陸在內都是簽這份，澳洲也是，唯獨美國沒有</text:span><text:span text:style-name="T3"><text:line-break/><text:line-break/></text:span><text:span text:style-name="T1">這是國際的部分</text:span><text:span text:style-name="T3"><text:line-break/></text:span><text:span text:style-name="T1">國內所謂的反中狀況，如果仔細看，基本上屬於個人行為</text:span><text:span text:style-name="T3"><text:line-break/></text:span><text:span text:style-name="T1">例如某小黨議員主張反中，報紙上會有反中報導(這後續會說明)，偶有歧視行為</text:span><text:span text:style-name="T3"><text:line-break/></text:span><text:span text:style-name="T1">但在政府的立場上，是強烈譴責反中歧視，聯邦政府和州政府都呼籲對於歧視是零容忍，鼓勵遭遇此狀況的民眾報警，甚至還有專線</text:span><text:span text:style-name="T3"><text:line-break/></text:span><text:span text:style-name="T1">警方也算積極處理此類事件(當然，也有個體的警察怠慢問題，但不能一直挑個案來看)</text:span><text:span text:style-name="T3"><text:line-break/></text:span><text:span text:style-name="T1">而政府則是在疫情期間有公開感謝PRC政府的援助，因為貿易達成的良好關係使澳洲可以優先買到所需醫材</text:span><text:span text:style-name="T3"><text:line-break/></text:span><text:span text:style-name="T1">也感謝國內華人在防疫上的貢獻</text:span><text:span text:style-name="T3"><text:line-break/><text:line-break/></text:span><text:span text:style-name="T1">這是政府的部分，再說到個人</text:span><text:span text:style-name="T3"><text:line-break/></text:span><text:span text:style-name="T1">即使澳洲最近在疫情中偶有反中歧視的個人行為</text:span><text:span text:style-name="T3"><text:line-break/></text:span><text:span text:style-name="T1">但在整體來說其實數量是很少的，大多數人並沒有特別區分種族/國籍</text:span><text:span text:style-name="T3"><text:line-break/></text:span><text:span text:style-name="T1">有個案例是，有戶華人家庭在車庫門上被噴漆"Chinese Virus get out"</text:span><text:span text:style-name="T3"><text:line-break/></text:span><text:span text:style-name="T1">此事一出後，該社區鄰居(非華人)紛紛陪同這戶報警、送上小點心、寫卡片支持他不要對澳洲喪失信心</text:span><text:span text:style-name="T3"><text:line-break/></text:span><text:span text:style-name="T1">而另外有兩位華人青年在出門時看到公車站被噴漆了類似言論，自己買了清潔劑清洗</text:span><text:span text:style-name="T3"><text:line-break/></text:span><text:span text:style-name="T1">結果被警察看到，警察發了感謝狀給這兩位</text:span><text:span text:style-name="T3"><text:line-break/></text:span><text:span text:style-name="T1">目前在疫情期間發生的暴力歧視數量，恐怕比台灣隨機砍人事件數量還少(抱歉用了個奇怪的對比)</text:span><text:span text:style-name="T3"><text:line-break/></text:span><text:span text:style-name="T1">而在去年的香港反中事件中，澳洲最大的論壇內，是偏向反對民眾升級暴力層級及佔領機場</text:span><text:span text:style-name="T3"><text:line-break/></text:span><text:span text:style-name="T1">大多數人認為，如果要抗議共產黨，應該和平舉牌抗議，不該轉成暴力</text:span><text:span text:style-name="T3"><text:line-break/></text:span><text:span text:style-name="T1">而澳洲國內大型的反中抗議並非由澳洲人舉行，是去年由香港人舉行的</text:span><text:span text:style-name="T3"><text:line-break/></text:span><text:span text:style-name="T1">澳洲自己國內舉行的反某外國抗議，全部是反美</text:span><text:span text:style-name="T3"><text:line-break/></text:span><text:span text:style-name="T1">我踏入澳洲的第一天就在墨爾本中央車站看到反美/反川普舉牌連署</text:span><text:span text:style-name="T3"><text:line-break/></text:span><text:span text:style-name="T1">之後每年也多次見到和反美有關的公開抗議</text:span><text:span text:style-name="T3"><text:line-break/><text:line-break/></text:span><text:span text:style-name="T1">那麼為何澳洲會給人親美反中的印象，這有幾大原因</text:span><text:span text:style-name="T3"><text:line-break/></text:span><text:span text:style-name="T1">首先就是前面所述，因美國壓力，政府需口頭配合美國(但實際上沒有)</text:span><text:span text:style-name="T3"><text:line-break/></text:span><text:span text:style-name="T1">中方也會透過澳洲和美國角力，於是也口頭譴責澳洲，並表示"如果"澳洲配合美國，中方會非常失望云云</text:span><text:span text:style-name="T3"><text:line-break/></text:span><text:span text:style-name="T1">其次是，澳媒的大集團之一是控制在美國手裡</text:span><text:span text:style-name="T3"><text:line-break/></text:span><text:span text:style-name="T1">反中報導和反中謠言(如之前有起共諜王力強事件)都是來自於此集團</text:span><text:span text:style-name="T3"><text:line-break/></text:span><text:span text:style-name="T1">造成了光看新聞報導會覺得澳洲處處反中的印象</text:span><text:span text:style-name="T3"><text:line-break/></text:span><text:span text:style-name="T1">以共諜王力強報導為例，聯邦政府移民局和機要處都公開說過，該人是詐欺犯，手上資料並無加值，他是來騙政治庇護的</text:span><text:span text:style-name="T3"><text:line-break/></text:span><text:span text:style-name="T1">但該集團還是不死心追加了幾篇"根據不具名來源指出"，中方又如何如何的報導</text:span><text:span text:style-name="T3"><text:line-break/></text:span><text:span text:style-name="T1">最後在沒有讀者對這新聞有興趣，且遭受到其他媒體記者譴責不該發表不實消息的情況下，銷聲匿跡</text:span><text:span text:style-name="T3"><text:line-break/></text:span><text:span text:style-name="T1">(對，幸好澳洲讀者並不太受反中新聞洗腦，且美國沒有控制所有媒體，有良心查證事實的媒體/記者還是有好幾家)</text:span><text:span text:style-name="T3"><text:line-break/></text:span><text:span text:style-name="T1">而澳媒集團有美國控制這點，則延伸到另一個狀況</text:span><text:span text:style-name="T3"><text:line-break/></text:span><text:span text:style-name="T1">也就是海外/澳洲華人轉貼(我無法稱為媒體，因為根本沒有記者，頂多只有翻譯)的新聞</text:span><text:span text:style-name="T3"><text:line-break/></text:span><text:span text:style-name="T1">不知為何壓倒性都是大紀元 新唐人 以及上述反中媒體的報導翻譯</text:span><text:span text:style-name="T3"><text:line-break/></text:span><text:span text:style-name="T1">甚至還有民進黨中央謠言包</text:span><text:span text:style-name="T3"><text:line-break/></text:span><text:span text:style-name="T1">而澳洲華人(包含大陸人)也不少是反中急先鋒</text:span><text:span text:style-name="T3"><text:line-break/></text:span><text:span text:style-name="T1">其反中的狀況可堪比投奔民進黨後急於表忠的外省二代態度</text:span><text:span text:style-name="T3"><text:line-break/></text:span><text:span text:style-name="T1">真要說，澳洲華人反中的案例，恐怕遠比澳洲本地人或其他移民反中的案例多很多</text:span><text:span text:style-name="T3"><text:line-break/></text:span><text:span text:style-name="T1">另外澳洲還有一大批的大陸留學生</text:span><text:span text:style-name="T3"><text:line-break/></text:span><text:span text:style-name="T1">因為數量太多(在幾大名校內佔到50%總學生數量)，加上英文不算很好</text:span><text:span text:style-name="T3"><text:line-break/></text:span><text:span text:style-name="T1">在學校內常有因為語言問題而產生的糾紛</text:span><text:span text:style-name="T3"><text:line-break/></text:span><text:span text:style-name="T1">有不少人直接將此上綱成反中歧視</text:span><text:span text:style-name="T3"><text:line-break/></text:span><text:span text:style-name="T1">例如曾經有起案例是，課堂上分組作業，其中有一組裡面只有一個非華人學生，其他都陸生</text:span><text:span text:style-name="T3"><text:line-break/></text:span><text:span text:style-name="T1">於是陸生們在課堂上全程用中文討論，該學生聽不懂，要求他們用英文</text:span><text:span text:style-name="T3"><text:line-break/></text:span><text:span text:style-name="T1">但陸生們因英文不好不願意用英文，該生就向系上投訴</text:span><text:span text:style-name="T3"><text:line-break/></text:span><text:span text:style-name="T1">這起案例就被很多人指稱該生反中</text:span><text:span text:style-name="T3"><text:line-break/></text:span><text:span text:style-name="T1">除了前述提到在澳洲華人有反中派，當然也有祖國萬歲共黨萬歲的，澳洲各種垃圾的一派(我不知道他們為什麼要移民？)</text:span><text:span text:style-name="T3"><text:line-break/></text:span><text:span text:style-name="T1">這些人會也會把個案糾紛指稱為反中，就如剛提到的課堂狀況，以佐證澳洲有多糟糕</text:span><text:span text:style-name="T3"><text:line-break/></text:span><text:span text:style-name="T1">就變成了在澳洲華人圈中，無論是反中派或媚中派，都不約而同散布了澳洲反中的言論</text:span><text:span text:style-name="T3"><text:line-break/><text:line-break/></text:span><text:span text:style-name="T1">抱歉打了很多的廢話</text:span><text:span text:style-name="T3"><text:line-break/></text:span><text:span text:style-name="T1">只是想在澳洲內部說明一下，澳洲其實並不是如外界所看的反中</text:span><text:span text:style-name="T3"><text:line-break/></text:span><text:span text:style-name="T1">是美國壓力及美媒/海外華媒/台灣謠言媒營造的印象</text:span><text:span text:style-name="T3"><text:line-break/></text:span><text:span text:style-name="T1">澳洲政府是不想選邊站，民間(非華人)則是基本上無感，反美還多一些</text:span><text:span text:style-name="T3"><text:line-break/></text:span><text:span text:style-name="T1">請別就直接從媒體上直接將澳洲歸類於美國的打手</text:span></text:p>
      <text:p text:style-name="P2"><text:span text:style-name="T1">陳真   |  2020.08.01 12:11   |   </text:span><text:a xlink:type="simple" xlink:href="http://palinfo.habago.org/Entry?Command=Information_PrintForum&amp;iPage=1#FORUM39880"><text:span text:style-name="T2">#</text:span></text:a></text:p>
      <text:p text:style-name="P4"><text:span text:style-name="T1">通常會在大庭廣眾下高談闊論政治的，以男性居多，但我剛剛卻在超商遇到一位女性，逼得我只好大熱天被迫離開現場。</text:span><text:span text:style-name="T3"><text:line-break/><text:line-break/></text:span><text:span text:style-name="T1">早上送小孩來救國團學畫畫，目的不在學畫，而是花個一堂課兩三百元給大人圖個兩小時的休息。等候下課期間，我都會在超商裡喝茶看書，不料卻遇到腦殘，一個三十多歲女性，對著她的女性同伴，以惟恐別人不知道她的厲害之巨大音量 “分析” 香港局勢。</text:span><text:span text:style-name="T3"><text:line-break/><text:line-break/></text:span><text:span text:style-name="T1">我懂一點腦殘面相學，其實不用聽她講什麼，我光看一個人的長相神情就能知道對方的腦子裡大概都裝了些什麼東西。</text:span><text:span text:style-name="T3"><text:line-break/><text:line-break/></text:span><text:span text:style-name="T1">雖然拼命摀住耳朵，但還是擋不住魔音穿腦。原音重現如下:</text:span><text:span text:style-name="T3"><text:line-break/><text:line-break/></text:span><text:span text:style-name="T1">“妳知道吼，香港以前是英國政府，大家都是接受高水準的英式教育長大，思想都是很開放。長大之後當然也都是這樣教育自己的小孩，跟小孩說爸爸媽媽以前都是怎麼生活。小孩聽了就好羨慕，因為我們明明都沒有過這麼好的生活啊，我們的教科書都嘛是在讚美共產黨，誰不聽話就抓起來，丟到海裡面，有的還會被抓去強姦。妳有看報紙妳就知道這些事。所以年輕人很有理想正義感，當然就不滿啊，就抗議啊。”</text:span><text:span text:style-name="T3"><text:line-break/><text:line-break/></text:span><text:span text:style-name="T1">我還聽到一段:</text:span><text:span text:style-name="T3"><text:line-break/><text:line-break/></text:span><text:span text:style-name="T1">“我們台灣，因為有法治，所以大家不敢亂來，因為會抓啊，你東西沒做好，上面會查會管啊，所以我們台灣的產品就越做越好，只要說是台灣生產的東西，全世界都豎起大拇指。但是中國不一樣，他們的人就是貪啊，你要貪我也要貪，根本就沒人管，誘惑太多，到處都可以貪，所以他們的東西就做得越來越差，連他們自己都受不了。我認識一些大陸人，他們就好羨慕我們台灣，真的是什麼都好。所以大陸人就很苦悶啊，因為也不敢批評，不像台灣，你看民進黨做得那麼辛苦，還不是一堆人在罵政府。政府聽了也是笑笑啊，因為就是民主嘛，難怪我在上海的那些同事都說好想跟我回台灣。妳看，他們疫情那麼嚴重，我們就什麼事也沒有，然後他們還要控制世界衛生組織，怕我們加入。為什麼怕，因為台灣只要一加入，全世界馬上知道兩岸真的差太多了。”</text:span><text:span text:style-name="T3"><text:line-break/><text:line-break/></text:span><text:span text:style-name="T1">原音重現完畢。可惜沒有錄下來，可以當成腦殘病歷教材。</text:span><text:span text:style-name="T3"><text:line-break/><text:line-break/></text:span><text:span text:style-name="T1">我不太相信腦殘可以治療。常有人說我改變了他，其實我覺得是他自己改變了自己。我像一面鏡子，只能呈現人事物如其所是，至於當事人是否願意改變，是否有能力改變，那是他自己的造化，自己的抉擇。</text:span><text:span text:style-name="T3"><text:line-break/><text:line-break/></text:span><text:span text:style-name="T1">畫圖課下課了，說書先告一段落。</text:span></text:p>
      <text:p text:style-name="P2"><text:span text:style-name="T1">孫從輔   |  2020.08.01 06:30   |   </text:span><text:a xlink:type="simple" xlink:href="http://palinfo.habago.org/Entry?Command=Information_PrintForum&amp;iPage=1#FORUM39879"><text:span text:style-name="T2">#</text:span></text:a></text:p>
      <text:p text:style-name="P3"><text:span text:style-name="T1">To A-Kan,</text:span><text:span text:style-name="T3"><text:line-break/><text:line-break/></text:span><text:span text:style-name="T1">我分享一些和科赫家族以及美國資本如何操縱政治的文章與視頻。我沒有能力分辨裡面每一單件事實與論點的可靠度(例如是過於誇張、恰如其分、或只是冰山一角等等)，但我的經驗是，廣泛地去吸收這些信息，再用常識去理解，事情大致的圖象自然會浮現出來。</text:span><text:span text:style-name="T3"><text:line-break/><text:line-break/></text:span><text:span text:style-name="T1">文章：</text:span><text:span text:style-name="T3"><text:line-break/></text:span><text:span text:style-name="T1">美國影子政府的教父——科赫家族</text:span><text:span text:style-name="T3"><text:line-break/></text:span><text:span text:style-name="T1">（一）http://www.cwzg.cn/politics/202005/57479.html</text:span><text:span text:style-name="T3"><text:line-break/></text:span><text:span text:style-name="T1">（二）http://www.cwzg.cn/history/202005/57700.html</text:span><text:span text:style-name="T3"><text:line-break/></text:span><text:span text:style-name="T1">(這系列主要描述科赫家族做過哪些事，但沒深講背後的道理)</text:span><text:span text:style-name="T3"><text:line-break/><text:line-break/></text:span><text:span text:style-name="T1">資本陰影之下的“財閥政治”——基金會與美國政治極化的結構演變</text:span><text:span text:style-name="T3"><text:line-break/></text:span><text:span text:style-name="T1">http://www.cwzg.cn/theory/202001/54006.html</text:span><text:span text:style-name="T3"><text:line-break/></text:span><text:span text:style-name="T1">(這篇比較學術，探討科赫家族類的這些財閥操縱政治的細膩手法，細讀下來很驚人，有種介紹如何體面地拿刀叉吃人肉的感覺。)</text:span><text:span text:style-name="T3"><text:line-break/><text:line-break/></text:span><text:span text:style-name="T1">視頻：</text:span><text:span text:style-name="T3"><text:line-break/></text:span><text:span text:style-name="T1">這對富豪兄弟用行動證明“最富的二三十個美國人可以左右白宮”</text:span><text:span text:style-name="T3"><text:line-break/></text:span><text:span text:style-name="T1">https://www.bilibili.com/video/av65885913/</text:span><text:span text:style-name="T3"><text:line-break/></text:span><text:span text:style-name="T1">(內容主要來自《金錢暗流：美國激進右翼崛起背後的隱秘富豪》這本書)</text:span><text:span text:style-name="T3"><text:line-break/><text:line-break/></text:span><text:span text:style-name="T1">走近包養“美帝”的神秘乾爹</text:span><text:span text:style-name="T3"><text:line-break/></text:span><text:span text:style-name="T1">https://www.youtube.com/watch?v=pCAtEZ9gyyw</text:span><text:span text:style-name="T3"><text:line-break/></text:span><text:span text:style-name="T1">(我覺得這段視頻解說得很不錯，搭配的畫面也很有水平)</text:span></text:p>
      <text:p text:style-name="P2"><text:span text:style-name="T1">李念淨   |  2020.08.01 01:50   |   </text:span><text:a xlink:type="simple" xlink:href="http://palinfo.habago.org/Entry?Command=Information_PrintForum&amp;iPage=1#FORUM39878"><text:span text:style-name="T2">#</text:span></text:a></text:p>
      <text:p text:style-name="P4"><text:span text:style-name="T1">我到了去年，也就是25歲的時候，才開始覺得自己很無知</text:span><text:span text:style-name="T3"><text:line-break/></text:span><text:span text:style-name="T1">就是自己的情感表達的原因描述不出來</text:span><text:span text:style-name="T3"><text:line-break/><text:line-break/></text:span><text:span text:style-name="T1">人生第一次看電影哭是小學看的魯冰花</text:span><text:span text:style-name="T3"><text:line-break/></text:span><text:span text:style-name="T1">那時候看到古阿明死掉哭得特別慘，當時還不知道自己為什麼哭</text:span><text:span text:style-name="T3"><text:line-break/></text:span><text:span text:style-name="T1">最近才大概能推斷出來是因為年齡相當 處境類似 懷才不遇的那種感覺 加上劇中反派的描述又過於寫實 令人有同仇敵愾的感覺</text:span><text:span text:style-name="T3"><text:line-break/><text:line-break/></text:span><text:span text:style-name="T1">當初看巴勒網，就跟看李敖的東西一樣，最一開始是為了看罵人渣黨的文章而看</text:span><text:span text:style-name="T3"><text:line-break/></text:span><text:span text:style-name="T1">以前對於陳醫師更多的哲學方面的文章，或是國際政治的東西，都跳過不看</text:span><text:span text:style-name="T3"><text:line-break/></text:span><text:span text:style-name="T1">現在想來這都是蠻腦殘的挑食行為就是</text:span><text:span text:style-name="T3"><text:line-break/><text:line-break/></text:span><text:span text:style-name="T1">過去總是不能明白為什麼李敖要花很多時間在書中抨擊美國</text:span><text:span text:style-name="T3"><text:line-break/></text:span><text:span text:style-name="T1">他當立委的大多數時間也是針對外交國防這塊質詢</text:span><text:span text:style-name="T3"><text:line-break/></text:span><text:span text:style-name="T1">直到20幾歲離開大學以後，才慢慢直到社會動亂的根源還是在美國這塊上</text:span><text:span text:style-name="T3"><text:line-break/></text:span><text:span text:style-name="T1">如果一個讀李敖書長大的人都那麼晚才知道中美的問題，更別提一般台灣2030幾歲的人他們會有多無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